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center" draw:textarea-vertical-align="middle"/>
    </style:style>
    <style:style style:name="gr2" style:family="graphic" style:parent-style-name="standard">
      <style:graphic-properties draw:marker-end="Arrow" draw:textarea-horizontal-align="center" draw:textarea-vertical-align="middle"/>
    </style:style>
    <style:style style:name="gr3" style:family="graphic" style:parent-style-name="standard">
      <style:graphic-properties draw:marker-start="Arrow" draw:marker-end="" draw:textarea-horizontal-align="center" draw:textarea-vertical-align="middle"/>
    </style:style>
    <style:style style:name="gr4" style:family="graphic" style:parent-style-name="standard">
      <style:graphic-properties draw:marker-end="Arrowheads_20_1" draw:textarea-horizontal-align="center" draw:textarea-vertical-align="middle"/>
    </style:style>
    <style:style style:name="gr5" style:family="graphic" style:parent-style-name="standard">
      <style:graphic-properties draw:marker-start="Arrow" draw:textarea-horizontal-align="center" draw:textarea-vertical-align="middle"/>
    </style:style>
    <style:style style:name="gr6" style:family="graphic" style:parent-style-name="standard">
      <style:graphic-properties draw:stroke="dash" draw:stroke-dash="Fine_20_Dashed" draw:marker-end="Arrow" draw:textarea-horizontal-align="center" draw:textarea-vertical-align="middle"/>
    </style:style>
    <style:style style:name="gr7" style:family="graphic" style:parent-style-name="standard">
      <style:graphic-properties draw:stroke="dash" draw:stroke-dash="Fine_20_Dashed" draw:marker-end="Arrow" draw:marker-end-width="0.3cm" draw:textarea-horizontal-align="center" draw:textarea-vertical-align="middle"/>
    </style:style>
    <style:style style:name="gr8" style:family="graphic" style:parent-style-name="standard">
      <style:graphic-properties draw:marker-end="Arrow" draw:marker-end-width="0.3cm" draw:textarea-horizontal-align="center" draw:textarea-vertical-align="middle"/>
    </style:style>
    <style:style style:name="gr9" style:family="graphic" style:parent-style-name="standard">
      <style:graphic-properties draw:marker-start="Arrowheads_20_1" draw:textarea-horizontal-align="center" draw:textarea-vertical-align="middle"/>
    </style:style>
    <style:style style:name="gr10" style:family="graphic" style:parent-style-name="standard">
      <style:graphic-properties draw:marker-start="Arrowheads_20_1" draw:marker-end="Arrow" draw:marker-end-width="0.3cm" draw:textarea-horizontal-align="center" draw:textarea-vertical-align="middle"/>
    </style:style>
    <style:style style:name="gr11" style:family="graphic" style:parent-style-name="standard">
      <style:graphic-properties svg:stroke-width="0.025cm" draw:marker-start="Arrowheads_20_1" draw:marker-start-width="0.237cm" draw:marker-end="Arrowheads_20_1" draw:marker-end-width="0.237cm" draw:fill="solid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12" style:family="graphic" style:parent-style-name="standard">
      <style:graphic-properties draw:stroke="none" svg:stroke-width="0.025cm" draw:marker-start="Arrowheads_20_1" draw:marker-start-width="0.237cm" draw:marker-end="Arrowheads_20_1" draw:marker-end-width="0.237cm" draw:fill="solid" draw:fill-color="#000000" draw:textarea-horizontal-align="justify" draw:textarea-vertical-align="middle" draw:auto-grow-height="false"/>
    </style:style>
    <style:style style:name="gr13" style:family="graphic" style:parent-style-name="standard">
      <style:graphic-properties svg:stroke-width="0.025cm" draw:marker-start="" draw:marker-start-width="0.237cm" draw:marker-end="Arrow" draw:marker-end-width="0.337cm" draw:fill="solid" draw:fill-color="#ffffff" draw:textarea-horizontal-align="center" draw:textarea-vertical-align="middle" fo:padding-top="0.137cm" fo:padding-bottom="0.137cm" fo:padding-left="0.262cm" fo:padding-right="0.262cm"/>
    </style:style>
    <style:style style:name="gr14" style:family="graphic" style:parent-style-name="standard">
      <style:graphic-properties svg:stroke-width="0.025cm" draw:marker-start="" draw:marker-start-width="0.237cm" draw:marker-end="" draw:marker-end-width="0.237cm" draw:fill="none" draw:fill-color="#ffffff" draw:textarea-horizontal-align="center" draw:textarea-vertical-align="middle" fo:padding-top="0.137cm" fo:padding-bottom="0.137cm" fo:padding-left="0.262cm" fo:padding-right="0.262cm"/>
    </style:style>
    <style:style style:name="gr15" style:family="graphic" style:parent-style-name="standard">
      <style:graphic-properties svg:stroke-width="0.025cm" draw:marker-start="" draw:marker-start-width="0.237cm" draw:marker-end="" draw:marker-end-width="0.237cm" draw:fill="solid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16" style:family="graphic" style:parent-style-name="standard">
      <style:graphic-properties draw:stroke="none" svg:stroke-width="0.025cm" svg:stroke-color="#000000" draw:marker-start="" draw:marker-start-width="0.237cm" draw:marker-end="" draw:marker-end-width="0.237cm" draw:fill="none" draw:fill-color="#ffffff" fo:min-height="1.27cm"/>
    </style:style>
    <style:style style:name="gr17" style:family="graphic" style:parent-style-name="standard">
      <style:graphic-properties svg:stroke-width="0.025cm" draw:marker-start="" draw:marker-start-width="0.237cm" draw:marker-end="" draw:marker-end-width="0.237cm" draw:fill="solid" draw:fill-color="#ffffff" draw:textarea-horizontal-align="center" draw:textarea-vertical-align="middle" fo:padding-top="0.137cm" fo:padding-bottom="0.137cm" fo:padding-left="0.262cm" fo:padding-right="0.262cm"/>
    </style:style>
    <style:style style:name="gr18" style:family="graphic" style:parent-style-name="standard">
      <style:graphic-properties draw:stroke="none" svg:stroke-width="0.025cm" draw:marker-start="Arrowheads_20_1" draw:marker-start-width="0.237cm" draw:marker-end="Arrowheads_20_1" draw:marker-end-width="0.237cm" draw:fill="solid" draw:fill-color="#000000" draw:textarea-horizontal-align="justify" draw:textarea-vertical-align="middle" draw:auto-grow-height="false"/>
    </style:style>
    <style:style style:name="gr19" style:family="graphic" style:parent-style-name="standard">
      <style:graphic-properties draw:stroke="none" svg:stroke-width="0.025cm" svg:stroke-color="#000000" draw:marker-start="" draw:marker-start-width="0.237cm" draw:marker-end="" draw:marker-end-width="0.237cm" draw:fill="none" draw:fill-color="#ffffff" fo:min-height="0.635cm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xml:id="id13" draw:id="id13" draw:layer="layout" svg:width="3.175cm" svg:height="1.27cm" svg:x="7.485cm" svg:y="7.734cm">
          <text:p text:style-name="P1">GUI</text:p>
        </draw:rect>
        <draw:rect draw:style-name="gr1" draw:text-style-name="P1" xml:id="id2" draw:id="id2" draw:layer="layout" svg:width="3.81cm" svg:height="1.905cm" svg:x="11.936cm" svg:y="5.554cm">
          <text:p text:style-name="P1">JPanel</text:p>
        </draw:rect>
        <draw:rect draw:style-name="gr1" draw:text-style-name="P1" xml:id="id1" draw:id="id1" draw:layer="layout" svg:width="2.982cm" svg:height="1.029cm" svg:x="10.336cm" svg:y="2.69cm">
          <text:p text:style-name="P1">Menu</text:p>
        </draw:rect>
        <draw:rect draw:style-name="gr1" draw:text-style-name="P1" xml:id="id3" draw:id="id3" draw:layer="layout" svg:width="2.982cm" svg:height="1.806cm" svg:x="15.401cm" svg:y="1.92cm">
          <text:p text:style-name="P1">Data</text:p>
          <text:p text:style-name="P1">Panel</text:p>
        </draw:rect>
        <draw:connector draw:style-name="gr2" draw:text-style-name="P1" draw:layer="layout" svg:x1="11.827cm" svg:y1="3.719cm" svg:x2="13.841cm" svg:y2="5.554cm" draw:start-shape="id1" draw:start-glue-point="2" draw:end-shape="id2" draw:end-glue-point="0" svg:d="m11827 3719v918h2014v917">
          <text:p/>
        </draw:connector>
        <draw:connector draw:style-name="gr2" draw:text-style-name="P1" draw:layer="layout" svg:x1="16.892cm" svg:y1="3.726cm" svg:x2="13.841cm" svg:y2="5.554cm" draw:start-shape="id3" draw:start-glue-point="2" draw:end-shape="id2" draw:end-glue-point="0" svg:d="m16892 3726v914h-3051v914">
          <text:p/>
        </draw:connector>
        <draw:rect draw:style-name="gr1" draw:text-style-name="P1" xml:id="id4" draw:id="id4" draw:layer="layout" svg:width="4.545cm" svg:height="1.423cm" svg:x="11.73cm" svg:y="-1.656cm">
          <text:p text:style-name="P1">MouseListener</text:p>
        </draw:rect>
        <draw:connector draw:style-name="gr3" draw:text-style-name="P1" draw:layer="layout" draw:line-skew="-0.389cm" svg:x1="14.002cm" svg:y1="-0.233cm" svg:x2="11.827cm" svg:y2="2.69cm" draw:start-shape="id4" draw:start-glue-point="2" draw:end-shape="id1" draw:end-glue-point="0" svg:d="m14002-233v1073h-2175v1850">
          <text:p/>
        </draw:connector>
        <draw:rect draw:style-name="gr1" draw:text-style-name="P1" xml:id="id5" draw:id="id5" draw:layer="layout" svg:width="2.982cm" svg:height="1.581cm" svg:x="24.624cm" svg:y="2.013cm">
          <text:p text:style-name="P1">File</text:p>
          <text:p text:style-name="P1">Writer</text:p>
        </draw:rect>
        <draw:connector draw:style-name="gr4" draw:text-style-name="P1" draw:layer="layout" svg:x1="24.624cm" svg:y1="2.803cm" svg:x2="23.06cm" svg:y2="2.823cm" draw:start-shape="id5" draw:start-glue-point="3" draw:end-shape="id6" draw:end-glue-point="1" svg:d="m24624 2803h-782v20h-782">
          <text:p/>
        </draw:connector>
        <draw:connector draw:style-name="gr4" draw:text-style-name="P1" draw:layer="layout" svg:x1="8.979cm" svg:y1="-0.25cm" svg:x2="10.336cm" svg:y2="3.204cm" draw:start-shape="id7" draw:start-glue-point="2" draw:end-shape="id1" draw:end-glue-point="3" svg:d="m8979-250v3454h1357">
          <text:p/>
        </draw:connector>
        <draw:rect draw:style-name="gr1" draw:text-style-name="P1" xml:id="id9" draw:id="id9" draw:layer="layout" svg:width="4.006cm" svg:height="2.299cm" svg:x="4.404cm" svg:y="3.482cm">
          <text:p text:style-name="P1">Graphical</text:p>
          <text:p text:style-name="P1">Panel</text:p>
        </draw:rect>
        <draw:rect draw:style-name="gr1" draw:text-style-name="P1" xml:id="id8" draw:id="id8" draw:layer="layout" svg:width="4.006cm" svg:height="1.029cm" svg:x="-2.181cm" svg:y="7.122cm">
          <text:p text:style-name="P1">Renderer</text:p>
        </draw:rect>
        <draw:connector draw:style-name="gr4" draw:text-style-name="P1" draw:layer="layout" svg:x1="1.825cm" svg:y1="7.636cm" svg:x2="6.407cm" svg:y2="5.781cm" draw:start-shape="id8" draw:start-glue-point="1" draw:end-shape="id9" draw:end-glue-point="2" svg:d="m1825 7636h4582v-1855">
          <text:p/>
        </draw:connector>
        <draw:rect draw:style-name="gr1" draw:text-style-name="P1" xml:id="id10" draw:id="id10" draw:layer="layout" svg:width="4.006cm" svg:height="1.029cm" svg:x="-1.946cm" svg:y="4.123cm">
          <text:p text:style-name="P1">File Reader</text:p>
        </draw:rect>
        <draw:connector draw:style-name="gr4" draw:text-style-name="P1" draw:layer="layout" svg:x1="2.06cm" svg:y1="4.637cm" svg:x2="4.404cm" svg:y2="4.631cm" draw:start-shape="id10" draw:start-glue-point="1" draw:end-shape="id9" svg:d="m2060 4637h1172v-6h1172">
          <text:p/>
        </draw:connector>
        <draw:connector draw:style-name="gr5" draw:text-style-name="P1" draw:layer="layout" draw:line-skew="0.055cm" svg:x1="14.002cm" svg:y1="-0.233cm" svg:x2="16.892cm" svg:y2="1.92cm" draw:start-shape="id4" draw:start-glue-point="2" draw:end-shape="id3" svg:d="m14002-233v1077h2890v1076">
          <text:p/>
        </draw:connector>
        <draw:rect draw:style-name="gr1" draw:text-style-name="P1" xml:id="id6" draw:id="id6" draw:layer="layout" svg:width="3.359cm" svg:height="1.806cm" svg:x="19.701cm" svg:y="1.92cm">
          <text:p text:style-name="P1">Data</text:p>
          <text:p text:style-name="P1">Processor</text:p>
        </draw:rect>
        <draw:connector draw:style-name="gr4" draw:text-style-name="P1" draw:layer="layout" svg:x1="19.701cm" svg:y1="2.823cm" svg:x2="18.383cm" svg:y2="2.823cm" draw:start-shape="id6" draw:start-glue-point="3" draw:end-shape="id3" svg:d="m19701 2823h-1318">
          <text:p/>
        </draw:connector>
        <draw:rect draw:style-name="gr1" draw:text-style-name="P1" xml:id="id11" draw:id="id11" draw:layer="layout" svg:width="2.982cm" svg:height="1.581cm" svg:x="19.901cm" svg:y="5.831cm">
          <text:p text:style-name="P1">Sample</text:p>
          <text:p text:style-name="P1">Point</text:p>
        </draw:rect>
        <draw:connector draw:style-name="gr6" draw:text-style-name="P1" draw:layer="layout" svg:x1="16.892cm" svg:y1="3.726cm" svg:x2="19.901cm" svg:y2="6.621cm" draw:start-shape="id3" draw:start-glue-point="2" draw:end-shape="id11" draw:end-glue-point="3" svg:d="m16892 3726v2895h3009">
          <text:p/>
        </draw:connector>
        <draw:connector draw:style-name="gr6" draw:text-style-name="P1" draw:layer="layout" svg:x1="21.38cm" svg:y1="3.726cm" svg:x2="21.392cm" svg:y2="5.831cm" draw:start-shape="id6" draw:start-glue-point="2" draw:end-shape="id11" svg:d="m21380 3726v1053h12v1052">
          <text:p/>
        </draw:connector>
        <draw:rect draw:style-name="gr1" draw:text-style-name="P1" xml:id="id12" draw:id="id12" draw:layer="layout" svg:width="2.982cm" svg:height="1.581cm" svg:x="24.688cm" svg:y="5.753cm">
          <text:p text:style-name="P1">Velocity</text:p>
        </draw:rect>
        <draw:connector draw:style-name="gr7" draw:text-style-name="P1" draw:layer="layout" svg:x1="24.688cm" svg:y1="6.543cm" svg:x2="22.883cm" svg:y2="6.621cm" draw:start-shape="id12" draw:start-glue-point="3" draw:end-shape="id11" draw:end-glue-point="1" svg:d="m24688 6543h-902v78h-903">
          <text:p/>
        </draw:connector>
        <draw:connector draw:style-name="gr7" draw:text-style-name="P1" draw:layer="layout" svg:x1="-2.181cm" svg:y1="7.636cm" svg:x2="-1.946cm" svg:y2="4.637cm" draw:start-shape="id8" draw:start-glue-point="3" draw:end-shape="id10" draw:end-glue-point="3" svg:d="m-2181 7636h-1474v-2999h1709">
          <text:p/>
        </draw:connector>
        <draw:rect draw:style-name="gr1" draw:text-style-name="P1" xml:id="id7" draw:id="id7" draw:layer="layout" svg:width="4.538cm" svg:height="0.952cm" svg:x="6.71cm" svg:y="-1.202cm">
          <text:p text:style-name="P1">JComponent</text:p>
        </draw:rect>
        <draw:connector draw:style-name="gr8" draw:text-style-name="P1" draw:layer="layout" svg:x1="8.41cm" svg:y1="4.631cm" svg:x2="13.841cm" svg:y2="5.554cm" draw:start-shape="id9" draw:start-glue-point="1" draw:end-shape="id2" draw:end-glue-point="0" svg:d="m8410 4631h5431v923">
          <text:p/>
        </draw:connector>
        <draw:rect draw:style-name="gr1" draw:text-style-name="P1" xml:id="id14" draw:id="id14" draw:layer="layout" svg:width="3.81cm" svg:height="1.905cm" svg:x="11.936cm" svg:y="9.255cm">
          <text:p text:style-name="P1">JFrame</text:p>
        </draw:rect>
        <draw:connector draw:style-name="gr4" draw:text-style-name="P1" draw:layer="layout" svg:x1="11.936cm" svg:y1="6.506cm" svg:x2="9.072cm" svg:y2="7.734cm" draw:start-shape="id2" draw:start-glue-point="3" draw:end-shape="id13" draw:end-glue-point="0" svg:d="m11936 6506h-2864v1228">
          <text:p/>
        </draw:connector>
        <draw:connector draw:style-name="gr4" draw:text-style-name="P1" draw:layer="layout" svg:x1="11.936cm" svg:y1="10.207cm" svg:x2="9.072cm" svg:y2="9.004cm" draw:start-shape="id14" draw:start-glue-point="3" draw:end-shape="id13" draw:end-glue-point="2" svg:d="m11936 10207h-2864v-1203">
          <text:p/>
        </draw:connector>
        <draw:connector draw:style-name="gr9" draw:text-style-name="P1" draw:layer="layout" svg:x1="13.841cm" svg:y1="9.255cm" svg:x2="13.841cm" svg:y2="7.459cm" draw:start-shape="id14" draw:start-glue-point="0" draw:end-shape="id2" draw:end-glue-point="2" svg:d="m13841 9255v-1796">
          <text:p/>
        </draw:connector>
        <draw:rect draw:style-name="gr1" draw:text-style-name="P1" xml:id="id15" draw:id="id15" draw:layer="layout" svg:width="5.594cm" svg:height="1.423cm" svg:x="17.031cm" svg:y="-1.655cm">
          <text:p text:style-name="P1">KeyboardListener</text:p>
        </draw:rect>
        <draw:connector draw:style-name="gr10" draw:text-style-name="P1" draw:layer="layout" svg:x1="16.892cm" svg:y1="1.92cm" svg:x2="19.828cm" svg:y2="-0.232cm" draw:start-shape="id3" draw:start-glue-point="0" draw:end-shape="id15" draw:end-glue-point="2" svg:d="m16892 1920v-1076h2936v-1076">
          <text:p/>
        </draw:connector>
        <draw:custom-shape draw:style-name="gr11" draw:text-style-name="P1" xml:id="id17" draw:id="id17" draw:layer="layout" svg:width="3.175cm" svg:height="2.54cm" svg:x="31.304cm" svg:y="15.649cm">
          <text:p text:style-name="P1">Display</text:p>
          <text:p text:style-name="P1">Main</text:p>
          <text:p text:style-name="P1">Menu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" xml:id="id16" draw:id="id16" draw:layer="layout" svg:width="1.752cm" svg:height="1.752cm" svg:x="32.009cm" svg:y="12.5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" draw:layer="layout" svg:x1="32.885cm" svg:y1="14.288cm" svg:x2="32.891cm" svg:y2="15.649cm" draw:start-shape="id16" draw:start-glue-point="8" draw:end-shape="id17" draw:end-glue-point="0" svg:d="m32885 14288v675h6v686">
          <text:p/>
        </draw:connector>
        <draw:custom-shape draw:style-name="gr12" draw:text-style-name="P1" xml:id="id18" draw:id="id18" draw:layer="layout" svg:width="12.7cm" svg:height="0.635cm" svg:x="26.532cm" svg:y="19.81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" draw:text-style-name="P1" draw:layer="layout" svg:x1="32.891cm" svg:y1="18.189cm" svg:x2="32.882cm" svg:y2="19.815cm" draw:start-shape="id17" draw:start-glue-point="2" draw:end-shape="id18" draw:end-glue-point="0" svg:d="m32891 18189v820h-9v806">
          <text:p/>
        </draw:connector>
        <draw:connector draw:style-name="gr13" draw:text-style-name="P1" draw:layer="layout" svg:x1="32.882cm" svg:y1="20.45cm" svg:x2="18.151cm" svg:y2="26.264cm" draw:start-shape="id18" draw:start-glue-point="2" draw:end-shape="id19" draw:end-glue-point="0" svg:d="m32882 20450v2901h-14731v2913">
          <text:p/>
        </draw:connector>
        <draw:connector draw:style-name="gr13" draw:text-style-name="P1" draw:layer="layout" draw:line-skew="-0.125cm" svg:x1="32.882cm" svg:y1="20.45cm" svg:x2="26.389cm" svg:y2="26.517cm" draw:start-shape="id18" draw:start-glue-point="2" draw:end-shape="id20" draw:end-glue-point="4" svg:d="m32882 20450v2903h-6493v3164">
          <text:p/>
        </draw:connector>
        <draw:connector draw:style-name="gr13" draw:text-style-name="P1" draw:layer="layout" svg:x1="32.882cm" svg:y1="20.45cm" svg:x2="45.732cm" svg:y2="26.208cm" draw:start-shape="id18" draw:start-glue-point="2" draw:end-shape="id21" svg:d="m32882 20450v2873h12850v2885">
          <text:p/>
        </draw:connector>
        <draw:connector draw:style-name="gr13" draw:text-style-name="P1" draw:layer="layout" svg:x1="32.882cm" svg:y1="20.45cm" svg:x2="32.895cm" svg:y2="26.149cm" draw:start-shape="id18" draw:start-glue-point="2" draw:end-shape="id22" draw:end-glue-point="0" svg:d="m32882 20450v2844h13v2855">
          <text:p/>
        </draw:connector>
        <draw:connector draw:style-name="gr13" draw:text-style-name="P1" draw:layer="layout" draw:line-skew="0.155cm" svg:x1="32.882cm" svg:y1="20.45cm" svg:x2="39.433cm" svg:y2="25.908cm" draw:start-shape="id18" draw:start-glue-point="2" draw:end-shape="id23" draw:end-glue-point="4" svg:d="m32882 20450v2878h6551v2580">
          <text:p/>
        </draw:connector>
        <draw:custom-shape draw:style-name="gr12" draw:text-style-name="P1" draw:layer="layout" svg:width="1.752cm" svg:height="1.752cm" svg:x="17.333cm" svg:y="26.55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ircle draw:style-name="gr14" draw:text-style-name="P1" xml:id="id19" draw:id="id19" draw:layer="layout" svg:width="2.311cm" svg:height="2.311cm" svg:x="16.996cm" svg:y="26.264cm">
          <text:p/>
        </draw:circle>
        <draw:custom-shape draw:style-name="gr15" draw:text-style-name="P1" xml:id="id20" draw:id="id20" draw:layer="layout" svg:width="1.876cm" svg:height="1.876cm" svg:x="25.451cm" svg:y="26.517cm">
          <text:p/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frame draw:style-name="gr16" draw:text-style-name="P2" draw:layer="layout" svg:width="2.54cm" svg:height="1.673cm" svg:x="26.885cm" svg:y="25.765cm">
          <draw:text-box>
            <text:p text:style-name="P2"><text:span text:style-name="T1">There is data to save</text:span></text:p>
          </draw:text-box>
        </draw:frame>
        <draw:connector draw:style-name="gr13" draw:text-style-name="P1" xml:id="id25" draw:id="id25" draw:layer="layout" svg:x1="26.389cm" svg:y1="28.393cm" svg:x2="31.304cm" svg:y2="16.919cm" draw:start-shape="id20" draw:start-glue-point="6" draw:end-shape="id17" draw:end-glue-point="3" svg:d="m26389 28393v2438h-9514v-13912h14429">
          <text:p/>
        </draw:connector>
        <draw:custom-shape draw:style-name="gr11" draw:text-style-name="P1" xml:id="id24" draw:id="id24" draw:layer="layout" svg:width="3.175cm" svg:height="2.54cm" svg:x="27.806cm" svg:y="29.549cm">
          <text:p text:style-name="P1">Save</text:p>
          <text:p text:style-name="P1">Dat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" draw:text-style-name="P1" draw:layer="layout" svg:x1="27.327cm" svg:y1="27.455cm" svg:x2="29.393cm" svg:y2="29.549cm" draw:start-shape="id20" draw:start-glue-point="7" draw:end-shape="id24" svg:d="m27327 27455h2066v2094">
          <text:p/>
        </draw:connector>
        <draw:connector draw:style-name="gr17" draw:text-style-name="P1" draw:layer="layout" draw:line-skew="0.512cm" svg:x1="27.806cm" svg:y1="30.819cm" svg:x2="16.875cm" svg:y2="30.831cm" draw:start-shape="id24" draw:start-glue-point="3" draw:end-shape="id25" draw:end-glue-point="0" svg:d="m27806 30819h-10932v12h1">
          <text:p/>
        </draw:connector>
        <draw:frame draw:style-name="gr16" draw:text-style-name="P2" draw:layer="layout" svg:width="2.54cm" svg:height="1.52cm" svg:x="28.94cm" svg:y="27.902cm">
          <draw:text-box>
            <text:p text:style-name="P2"><text:span text:style-name="T1">Yes</text:span></text:p>
          </draw:text-box>
        </draw:frame>
        <draw:frame draw:style-name="gr16" draw:text-style-name="P2" draw:layer="layout" svg:width="2.54cm" svg:height="1.52cm" svg:x="25.13cm" svg:y="28.173cm">
          <draw:text-box>
            <text:p text:style-name="P2"><text:span text:style-name="T1">No</text:span></text:p>
          </draw:text-box>
        </draw:frame>
        <draw:custom-shape draw:style-name="gr18" draw:text-style-name="P1" xml:id="id26" draw:id="id26" draw:layer="layout" svg:width="3.175cm" svg:height="0.609cm" svg:x="31.307cm" svg:y="31.48cm">
          <text:p text:style-name="P1"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" xml:id="id22" draw:id="id22" draw:layer="layout" svg:width="3.175cm" svg:height="2.54cm" svg:x="31.308cm" svg:y="26.149cm">
          <text:p text:style-name="P1">Show</text:p>
          <text:p text:style-name="P1">Capture</text:p>
          <text:p text:style-name="P1">Scree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" draw:text-style-name="P1" draw:layer="layout" svg:x1="32.895cm" svg:y1="28.689cm" svg:x2="32.894cm" svg:y2="31.48cm" draw:start-shape="id22" draw:start-glue-point="2" draw:end-shape="id26" draw:end-glue-point="0" svg:d="m32895 28689v1402h-1v1389">
          <text:p/>
        </draw:connector>
        <draw:frame draw:style-name="gr19" draw:text-style-name="P2" draw:layer="layout" svg:width="1.905cm" svg:height="0.885cm" svg:x="24.923cm" svg:y="24.245cm">
          <draw:text-box>
            <text:p text:style-name="P2"><text:span text:style-name="T1">Save</text:span></text:p>
          </draw:text-box>
        </draw:frame>
        <draw:frame draw:style-name="gr19" draw:text-style-name="P2" draw:layer="layout" svg:width="2.088cm" svg:height="0.885cm" svg:x="30.845cm" svg:y="24.245cm">
          <draw:text-box>
            <text:p text:style-name="P2"><text:span text:style-name="T1">Capture</text:span></text:p>
          </draw:text-box>
        </draw:frame>
        <draw:custom-shape draw:style-name="gr11" draw:text-style-name="P1" xml:id="id28" draw:id="id28" draw:layer="layout" svg:width="3.175cm" svg:height="2.54cm" svg:x="35.184cm" svg:y="34.655cm">
          <text:p text:style-name="P1">Generate</text:p>
          <text:p text:style-name="P1">Sampl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" xml:id="id27" draw:id="id27" draw:layer="layout" svg:width="3.175cm" svg:height="2.54cm" svg:x="31.304cm" svg:y="34.655cm">
          <text:p text:style-name="P1">Increment/</text:p>
          <text:p text:style-name="P1">Decrement</text:p>
          <text:p text:style-name="P1">Densit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" draw:text-style-name="P1" draw:layer="layout" svg:x1="32.894cm" svg:y1="32.089cm" svg:x2="32.891cm" svg:y2="34.655cm" draw:start-shape="id26" draw:start-glue-point="2" draw:end-shape="id27" draw:end-glue-point="0" svg:d="m32894 32089v1277h-3v1289">
          <text:p/>
        </draw:connector>
        <draw:custom-shape draw:style-name="gr11" draw:text-style-name="P1" xml:id="id29" draw:id="id29" draw:layer="layout" svg:width="3.175cm" svg:height="2.54cm" svg:x="35.185cm" svg:y="38.655cm">
          <text:p text:style-name="P1">Generate</text:p>
          <text:p text:style-name="P1">Sampl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" draw:text-style-name="P1" draw:layer="layout" svg:x1="36.771cm" svg:y1="37.195cm" svg:x2="36.772cm" svg:y2="38.655cm" draw:start-shape="id28" draw:start-glue-point="2" draw:end-shape="id29" svg:d="m36771 37195v731h1v729">
          <text:p/>
        </draw:connector>
        <draw:connector draw:style-name="gr13" draw:text-style-name="P1" draw:layer="layout" svg:x1="32.894cm" svg:y1="32.089cm" svg:x2="36.771cm" svg:y2="34.655cm" draw:start-shape="id26" draw:start-glue-point="2" draw:end-shape="id28" draw:end-glue-point="0" svg:d="m32894 32089v1277h3877v1289">
          <text:p/>
        </draw:connector>
        <draw:custom-shape draw:style-name="gr11" draw:text-style-name="P1" xml:id="id31" draw:id="id31" draw:layer="layout" svg:width="3.175cm" svg:height="2.54cm" svg:x="26.705cm" svg:y="34.655cm">
          <text:p text:style-name="P1">Pause</text:p>
          <text:p text:style-name="P1">Simula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" xml:id="id30" draw:id="id30" draw:layer="layout" svg:width="1.876cm" svg:height="1.876cm" svg:x="27.364cm" svg:y="38.45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3" draw:text-style-name="P1" draw:layer="layout" svg:x1="27.364cm" svg:y1="39.393cm" svg:x2="28.302cm" svg:y2="38.455cm" draw:start-shape="id30" draw:start-glue-point="5" draw:end-shape="id30" draw:end-glue-point="4" svg:d="m27364 39393h-513v-1451h1451v513">
          <text:p/>
        </draw:connector>
        <draw:connector draw:style-name="gr13" draw:text-style-name="P1" draw:layer="layout" svg:x1="28.302cm" svg:y1="40.331cm" svg:x2="34.482cm" svg:y2="31.784cm" draw:start-shape="id30" draw:start-glue-point="6" draw:end-shape="id26" draw:end-glue-point="1" svg:d="m28302 40331v2591h12703v-11138h-6523">
          <text:p/>
        </draw:connector>
        <draw:connector draw:style-name="gr13" draw:text-style-name="P1" draw:layer="layout" svg:x1="28.292cm" svg:y1="37.195cm" svg:x2="28.302cm" svg:y2="38.455cm" draw:start-shape="id31" draw:start-glue-point="2" draw:end-shape="id30" draw:end-glue-point="4" svg:d="m28292 37195v631h10v629">
          <text:p/>
        </draw:connector>
        <draw:connector draw:style-name="gr13" draw:text-style-name="P1" draw:layer="layout" svg:x1="38.36cm" svg:y1="39.925cm" svg:x2="34.482cm" svg:y2="31.784cm" draw:start-shape="id29" draw:start-glue-point="1" draw:end-shape="id26" draw:end-glue-point="1" svg:d="m38360 39925h2657v-8141h-6535">
          <text:p/>
        </draw:connector>
        <draw:connector draw:style-name="gr13" draw:text-style-name="P1" draw:layer="layout" svg:x1="32.891cm" svg:y1="37.195cm" svg:x2="34.482cm" svg:y2="31.784cm" draw:start-shape="id27" draw:start-glue-point="2" draw:end-shape="id26" draw:end-glue-point="1" svg:d="m32891 37195v5727h8124v-11138h-6533">
          <text:p/>
        </draw:connector>
        <draw:connector draw:style-name="gr13" draw:text-style-name="P1" draw:layer="layout" svg:x1="32.894cm" svg:y1="32.089cm" svg:x2="28.292cm" svg:y2="34.655cm" draw:start-shape="id26" draw:start-glue-point="2" draw:end-shape="id31" draw:end-glue-point="0" svg:d="m32894 32089v1290h-4602v1276">
          <text:p/>
        </draw:connector>
        <draw:frame draw:style-name="gr19" draw:text-style-name="P2" draw:layer="layout" svg:width="2.54cm" svg:height="0.885cm" svg:x="25.905cm" svg:y="33.9cm">
          <draw:text-box>
            <text:p text:style-name="P2"><text:span text:style-name="T1">Space Hit</text:span></text:p>
          </draw:text-box>
        </draw:frame>
        <draw:frame draw:style-name="gr19" draw:text-style-name="P2" draw:layer="layout" svg:width="2.54cm" svg:height="0.885cm" svg:x="31.18cm" svg:y="33.97cm">
          <draw:text-box>
            <text:p text:style-name="P2"><text:span text:style-name="T1">+/- Hit</text:span></text:p>
          </draw:text-box>
        </draw:frame>
        <draw:frame draw:style-name="gr19" draw:text-style-name="P2" draw:layer="layout" svg:width="2.54cm" svg:height="1.199cm" svg:x="34.655cm" svg:y="33.456cm">
          <draw:text-box>
            <text:p text:style-name="P2"><text:span text:style-name="T1">Mouse Dragged</text:span></text:p>
          </draw:text-box>
        </draw:frame>
        <draw:frame draw:style-name="gr19" draw:text-style-name="P2" draw:layer="layout" svg:width="2.54cm" svg:height="0.885cm" svg:x="28.94cm" svg:y="37.83cm">
          <draw:text-box>
            <text:p text:style-name="P2"><text:span text:style-name="T1">Space Hit</text:span></text:p>
          </draw:text-box>
        </draw:frame>
        <draw:frame draw:style-name="gr19" draw:text-style-name="P2" draw:layer="layout" svg:width="2.54cm" svg:height="0.885cm" svg:x="28.305cm" svg:y="41.005cm">
          <draw:text-box>
            <text:p text:style-name="P2"><text:span text:style-name="T1">Yes</text:span></text:p>
          </draw:text-box>
        </draw:frame>
        <draw:frame draw:style-name="gr16" draw:text-style-name="P2" draw:layer="layout" svg:width="2.54cm" svg:height="1.52cm" svg:x="25.765cm" svg:y="38.465cm">
          <draw:text-box>
            <text:p text:style-name="P2"><text:span text:style-name="T1">No</text:span></text:p>
          </draw:text-box>
        </draw:frame>
        <draw:custom-shape draw:style-name="gr15" draw:text-style-name="P1" xml:id="id23" draw:id="id23" draw:layer="layout" svg:width="1.876cm" svg:height="1.876cm" svg:x="38.494cm" svg:y="25.908cm">
          <text:p/>
          <draw:enhanced-geometry svg:viewBox="0 0 21600 21600" draw:glue-points="10800 0 0 10800 10800 21600 21600 10800" draw:text-areas="5400 5400 16200 16200" draw:mirror-horizontal="true" draw:type="diamond" draw:enhanced-path="M 10800 0 L 21600 10800 10800 21600 0 10800 10800 0 Z N"/>
        </draw:custom-shape>
        <draw:custom-shape draw:style-name="gr11" draw:text-style-name="P1" xml:id="id32" draw:id="id32" draw:layer="layout" svg:width="3.175cm" svg:height="2.54cm" svg:x="34.639cm" svg:y="28.94cm">
          <text:p text:style-name="P1">Load</text:p>
          <text:p text:style-name="P1">Data</text:p>
          <draw:enhanced-geometry svg:viewBox="0 0 21600 21600" draw:path-stretchpoint-x="10800" draw:path-stretchpoint-y="10800" draw:text-areas="?f3 ?f4 ?f5 ?f6" draw:mirror-horizontal="tru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" draw:text-style-name="P2" draw:layer="layout" svg:width="2.54cm" svg:height="1.673cm" svg:x="36.86cm" svg:y="25.265cm">
          <draw:text-box>
            <text:p text:style-name="P2"><text:span text:style-name="T1">There is data to Load</text:span></text:p>
          </draw:text-box>
        </draw:frame>
        <draw:frame draw:style-name="gr19" draw:text-style-name="P2" draw:layer="layout" svg:width="2.088cm" svg:height="0.885cm" svg:x="37.945cm" svg:y="24.246cm">
          <draw:text-box>
            <text:p text:style-name="P2"><text:span text:style-name="T1">Load</text:span></text:p>
          </draw:text-box>
        </draw:frame>
        <draw:connector draw:style-name="gr13" draw:text-style-name="P1" draw:layer="layout" svg:x1="38.494cm" svg:y1="26.846cm" svg:x2="36.227cm" svg:y2="28.94cm" draw:start-shape="id23" draw:start-glue-point="7" draw:end-shape="id32" draw:end-glue-point="0" svg:d="m38494 26846h-2267v2094">
          <text:p/>
        </draw:connector>
        <draw:connector draw:style-name="gr13" draw:text-style-name="P1" draw:layer="layout" svg:x1="39.433cm" svg:y1="27.784cm" svg:x2="34.479cm" svg:y2="16.919cm" draw:start-shape="id23" draw:start-glue-point="6" draw:end-shape="id17" draw:end-glue-point="1" svg:d="m39433 27784v2438h7738v-13303h-12692">
          <text:p/>
        </draw:connector>
        <draw:connector draw:style-name="gr17" draw:text-style-name="P1" draw:layer="layout" svg:x1="37.815cm" svg:y1="30.21cm" svg:x2="34.479cm" svg:y2="16.919cm" draw:start-shape="id32" draw:start-glue-point="1" draw:end-shape="id17" draw:end-glue-point="1" svg:d="m37815 30210h9368v-13291h-12704">
          <text:p/>
        </draw:connector>
        <draw:custom-shape draw:style-name="gr15" draw:text-style-name="P1" xml:id="id21" draw:id="id21" draw:layer="layout" svg:width="1.876cm" svg:height="1.876cm" svg:x="44.794cm" svg:y="26.208cm">
          <text:p/>
          <draw:enhanced-geometry svg:viewBox="0 0 21600 21600" draw:glue-points="10800 0 0 10800 10800 21600 21600 10800" draw:text-areas="5400 5400 16200 16200" draw:mirror-horizontal="true" draw:type="diamond" draw:enhanced-path="M 10800 0 L 21600 10800 10800 21600 0 10800 10800 0 Z N"/>
        </draw:custom-shape>
        <draw:frame draw:style-name="gr16" draw:text-style-name="P2" draw:layer="layout" svg:width="2.54cm" svg:height="2.147cm" svg:x="43.41cm" svg:y="24.895cm">
          <draw:text-box>
            <text:p text:style-name="P2"><text:span text:style-name="T1">Input</text:span></text:p>
            <text:p text:style-name="P2"><text:span text:style-name="T1">Frames</text:span></text:p>
            <text:p text:style-name="P2"><text:span text:style-name="T1">Run</text:span></text:p>
            <text:p text:style-name="P2"><text:span text:style-name="T1">Out</text:span></text:p>
          </draw:text-box>
        </draw:frame>
        <draw:frame draw:style-name="gr19" draw:text-style-name="P2" draw:layer="layout" svg:width="2.088cm" svg:height="0.885cm" svg:x="43.845cm" svg:y="24.247cm">
          <draw:text-box>
            <text:p text:style-name="P2"><text:span text:style-name="T1">Display</text:span></text:p>
          </draw:text-box>
        </draw:frame>
        <draw:frame draw:style-name="gr19" draw:text-style-name="P2" draw:layer="layout" svg:width="1.905cm" svg:height="0.885cm" svg:x="16.724cm" svg:y="24.246cm">
          <draw:text-box>
            <text:p text:style-name="P2"><text:span text:style-name="T1">Exit</text:span></text:p>
          </draw:text-box>
        </draw:frame>
        <draw:connector draw:style-name="gr17" draw:text-style-name="P1" draw:layer="layout" svg:x1="32.894cm" svg:y1="32.089cm" svg:x2="31.304cm" svg:y2="16.919cm" draw:start-shape="id26" draw:start-glue-point="2" draw:end-shape="id17" draw:end-glue-point="3" svg:d="m32894 32089v1294h-16031v-16464h14441">
          <text:p/>
        </draw:connector>
        <draw:frame draw:style-name="gr19" draw:text-style-name="P2" draw:layer="layout" svg:width="3.175cm" svg:height="0.885cm" svg:x="23.86cm" svg:y="32.75cm">
          <draw:text-box>
            <text:p text:style-name="P2"><text:span text:style-name="T1">Escape Hit</text:span></text:p>
          </draw:text-box>
        </draw:frame>
        <draw:connector draw:style-name="gr17" draw:text-style-name="P1" draw:layer="layout" svg:x1="46.67cm" svg:y1="27.146cm" svg:x2="34.479cm" svg:y2="16.919cm" draw:start-shape="id21" draw:start-glue-point="5" draw:end-shape="id17" draw:end-glue-point="1" svg:d="m46670 27146h513v-10227h-12704">
          <text:p/>
        </draw:connector>
        <draw:frame draw:style-name="gr16" draw:text-style-name="P2" draw:layer="layout" svg:width="2.54cm" svg:height="1.52cm" svg:x="46.085cm" svg:y="26.15cm">
          <draw:text-box>
            <text:p text:style-name="P2"><text:span text:style-name="T1">Yes</text:span></text:p>
          </draw:text-box>
        </draw:frame>
        <draw:custom-shape draw:style-name="gr11" draw:text-style-name="P1" xml:id="id33" draw:id="id33" draw:layer="layout" svg:width="3.175cm" svg:height="2.54cm" svg:x="41.24cm" svg:y="27.44cm">
          <text:p text:style-name="P1">Render</text:p>
          <text:p text:style-name="P1">Frame</text:p>
          <draw:enhanced-geometry svg:viewBox="0 0 21600 21600" draw:path-stretchpoint-x="10800" draw:path-stretchpoint-y="10800" draw:text-areas="?f3 ?f4 ?f5 ?f6" draw:mirror-horizontal="tru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" draw:text-style-name="P1" draw:layer="layout" svg:x1="45.733cm" svg:y1="28.084cm" svg:x2="44.416cm" svg:y2="28.71cm" draw:start-shape="id21" draw:start-glue-point="6" draw:end-shape="id33" svg:d="m45733 28084v626h-1317">
          <text:p/>
        </draw:connector>
        <draw:connector draw:style-name="gr13" draw:text-style-name="P1" draw:layer="layout" svg:x1="42.828cm" svg:y1="27.44cm" svg:x2="44.794cm" svg:y2="27.146cm" draw:start-shape="id33" draw:start-glue-point="0" draw:end-shape="id21" draw:end-glue-point="7" svg:d="m42828 27440v-294h1966">
          <text:p/>
        </draw:connector>
        <draw:frame draw:style-name="gr16" draw:text-style-name="P2" draw:layer="layout" svg:width="2.54cm" svg:height="1.52cm" svg:x="44.815cm" svg:y="28.173cm">
          <draw:text-box>
            <text:p text:style-name="P2"><text:span text:style-name="T1">No</text:span></text:p>
          </draw:text-box>
        </draw:frame>
        <draw:custom-shape draw:style-name="gr15" draw:text-style-name="P1" xml:id="id34" draw:id="id34" draw:layer="layout" svg:width="1.876cm" svg:height="1.876cm" svg:x="19.751cm" svg:y="26.51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xml:id="id35" draw:id="id35" draw:layer="layout" svg:width="2.54cm" svg:height="2.099cm" svg:x="22.055cm" svg:y="28.305cm">
          <text:p text:style-name="P1">Execute</text:p>
          <text:p text:style-name="P1">Simula-</text:p>
          <text:p text:style-name="P1">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" draw:text-style-name="P1" draw:layer="layout" svg:x1="32.882cm" svg:y1="20.45cm" svg:x2="20.689cm" svg:y2="26.517cm" draw:start-shape="id18" draw:start-glue-point="2" draw:end-shape="id34" draw:end-glue-point="4" svg:d="m32882 20450v2906h-12193v3161">
          <text:p/>
        </draw:connector>
        <draw:frame draw:style-name="gr19" draw:text-style-name="P2" draw:layer="layout" svg:width="2.196cm" svg:height="0.885cm" svg:x="18.824cm" svg:y="24.246cm">
          <draw:text-box>
            <text:p text:style-name="P2"><text:span text:style-name="T1">Execute</text:span></text:p>
          </draw:text-box>
        </draw:frame>
        <draw:connector draw:style-name="gr13" draw:text-style-name="P1" draw:layer="layout" svg:x1="21.627cm" svg:y1="27.455cm" svg:x2="23.325cm" svg:y2="28.305cm" draw:start-shape="id34" draw:start-glue-point="7" draw:end-shape="id35" draw:end-glue-point="0" svg:d="m21627 27455h1698v850">
          <text:p/>
        </draw:connector>
        <draw:custom-shape draw:style-name="gr11" draw:text-style-name="P1" xml:id="id36" draw:id="id36" draw:layer="layout" svg:width="2.54cm" svg:height="1.464cm" svg:x="19.42cm" svg:y="29.061cm">
          <text:p text:style-name="P1">Prompt</text:p>
          <text:p text:style-name="P1">Us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" draw:text-style-name="P1" draw:layer="layout" svg:x1="20.689cm" svg:y1="28.393cm" svg:x2="20.69cm" svg:y2="29.061cm" draw:start-shape="id34" draw:start-glue-point="6" draw:end-shape="id36" draw:end-glue-point="0" svg:d="m20689 28393v335h1v333">
          <text:p/>
        </draw:connector>
        <draw:frame draw:style-name="gr16" draw:text-style-name="P2" draw:layer="layout" svg:width="2.54cm" svg:height="2.147cm" svg:x="21.02cm" svg:y="24.966cm">
          <draw:text-box>
            <text:p text:style-name="P2"><text:span text:style-name="T1">There is data loaded to Execute</text:span></text:p>
          </draw:text-box>
        </draw:frame>
        <draw:frame draw:style-name="gr16" draw:text-style-name="P2" draw:layer="layout" svg:width="2.54cm" svg:height="1.52cm" svg:x="22.09cm" svg:y="27.42cm">
          <draw:text-box>
            <text:p text:style-name="P2"><text:span text:style-name="T1">Yes</text:span></text:p>
          </draw:text-box>
        </draw:frame>
        <draw:frame draw:style-name="gr16" draw:text-style-name="P2" draw:layer="layout" svg:width="2.54cm" svg:height="1.52cm" svg:x="19.615cm" svg:y="28.305cm">
          <draw:text-box>
            <text:p text:style-name="P2"><text:span text:style-name="T1">No</text:span></text:p>
          </draw:text-box>
        </draw:frame>
        <draw:connector draw:style-name="gr13" draw:text-style-name="P1" draw:layer="layout" svg:x1="20.69cm" svg:y1="30.525cm" svg:x2="31.304cm" svg:y2="16.919cm" draw:start-shape="id36" draw:start-glue-point="2" draw:end-shape="id17" draw:end-glue-point="3" svg:d="m20690 30525v306h-3815v-13912h14429">
          <text:p/>
        </draw:connector>
        <draw:connector draw:style-name="gr13" draw:text-style-name="P1" draw:layer="layout" svg:x1="23.325cm" svg:y1="30.404cm" svg:x2="31.304cm" svg:y2="16.919cm" draw:start-shape="id35" draw:start-glue-point="2" draw:end-shape="id17" draw:end-glue-point="3" svg:d="m23325 30404v427h-6450v-13912h14429">
          <text:p/>
        </draw:connector>
        <draw:frame draw:style-name="gr16" draw:text-style-name="P2" draw:layer="layout" svg:width="2.54cm" svg:height="1.52cm" svg:x="35.29cm" svg:y="27.902cm">
          <draw:text-box>
            <text:p text:style-name="P2"><text:span text:style-name="T1">Yes</text:span></text:p>
          </draw:text-box>
        </draw:frame>
        <draw:custom-shape draw:style-name="gr11" draw:text-style-name="P1" xml:id="id37" draw:id="id37" draw:layer="layout" svg:width="2.54cm" svg:height="1.464cm" svg:x="25.13cm" svg:y="29.001cm">
          <text:p text:style-name="P1">Prompt</text:p>
          <text:p text:style-name="P1">Us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" draw:text-style-name="P1" draw:layer="layout" svg:x1="26.389cm" svg:y1="28.393cm" svg:x2="26.4cm" svg:y2="29.001cm" draw:start-shape="id20" draw:start-glue-point="6" draw:end-shape="id37" draw:end-glue-point="0" svg:d="m26389 28393v305h11v303">
          <text:p/>
        </draw:connector>
        <draw:frame draw:style-name="gr16" draw:text-style-name="P2" draw:layer="layout" svg:width="2.54cm" svg:height="1.52cm" svg:x="39.415cm" svg:y="27.773cm">
          <draw:text-box>
            <text:p text:style-name="P2"><text:span text:style-name="T1">No</text:span></text:p>
          </draw:text-box>
        </draw:frame>
        <draw:custom-shape draw:style-name="gr11" draw:text-style-name="P1" xml:id="id38" draw:id="id38" draw:layer="layout" svg:width="2.54cm" svg:height="1.464cm" svg:x="38.162cm" svg:y="28.546cm">
          <text:p text:style-name="P1">Prompt</text:p>
          <text:p text:style-name="P1">Us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" draw:text-style-name="P1" draw:layer="layout" svg:x1="39.433cm" svg:y1="27.784cm" svg:x2="39.432cm" svg:y2="28.546cm" draw:start-shape="id23" draw:start-glue-point="6" draw:end-shape="id38" draw:end-glue-point="0" svg:d="m39433 27784v382h-1v38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draw:marker draw:name="Arrowheads_20_1" draw:display-name="Arrowheads 1" svg:viewBox="0 0 1131 1131" svg:d="m0 564 564 567 567-567-567-564z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.012cm" fo:page-height="29.69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Edward Steere</meta:initial-creator>
    <meta:creation-date>2012-03-15T14:13:38</meta:creation-date>
    <dc:date>2012-04-05T14:34:31</dc:date>
    <dc:creator>Edward Steere</dc:creator>
    <meta:editing-duration>PT6H36M47S</meta:editing-duration>
    <meta:editing-cycles>128</meta:editing-cycles>
    <meta:generator>LibreOffice/3.3$Linux LibreOffice_project/330m19$Build-301</meta:generator>
    <meta:document-statistic meta:object-count="115"/>
  </office:meta>
</office:document-meta>
</file>